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B0000016B98025EBC9DE60A4F.png" manifest:media-type="image/png"/>
  <manifest:file-entry manifest:full-path="Pictures/10000201000005600000048CEA17A44EC1AC6B1E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5.95cm"/>
      <style:paragraph-properties style:writing-mode="lr-tb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6cm" svg:height="4.8cm" svg:x="1cm" svg:y="3cm" presentation:class="title" presentation:user-transformed="true">
          <draw:text-box>
            <text:p>Обратное геокодирование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R-tree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Задач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/>Координаты точки (lat: lon: ) → «адрес»</text:p>
                <text:p/>
                <text:p>Например: 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Данны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https://www.openstreetmap.org</text:p>
                <text:p>Свободная лицензия</text:p>
                <text:p/>
                <text:p/>
              </text:list-header>
            </text:list>
          </draw:text-box>
        </draw:frame>
        <draw:frame draw:style-name="gr2" draw:text-style-name="P4" draw:layer="layout" svg:width="14.599cm" svg:height="12.35cm" svg:x="12cm" svg:y="7.526cm">
          <draw:image xlink:href="Pictures/10000201000005600000048CEA17A44EC1AC6B1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Загрузка/формат</text:p>
          </draw:text-box>
        </draw:frame>
        <draw:frame draw:style-name="gr2" draw:text-style-name="P4" draw:layer="layout" svg:width="20cm" svg:height="8.297cm" svg:x="4.2cm" svg:y="4.703cm">
          <draw:image xlink:href="Pictures/100002010000036B0000016B98025EBC9DE60A4F.png" xlink:type="simple" xlink:show="embed" xlink:actuate="onLoad" loext:mime-type="image/png">
            <text:p/>
          </draw:image>
        </draw:frame>
        <draw:frame draw:style-name="gr3" draw:text-style-name="P5" draw:layer="layout" svg:width="8.956cm" svg:height="0.963cm" svg:x="9.2cm" svg:y="3.8cm">
          <draw:text-box>
            <text:p>https://download.geofabrik.de/</text:p>
          </draw:text-box>
        </draw:frame>
        <draw:frame draw:style-name="gr4" draw:text-style-name="P5" draw:layer="layout" svg:width="23.6cm" svg:height="6.65cm" svg:x="2.4cm" svg:y="13cm">
          <draw:text-box>
            <text:p>protobuf: </text:p>
            <text:p>Node</text:p>
            <text:p/>
            <text:p/>
            <text:p/>
            <text:p/>
            <text:p/>
            <text:p/>
            <text:p/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01cm" svg:y="1.4cm" presentation:class="title" presentation:user-transformed="true">
          <draw:text-box>
            <text:p>Пространсвенный индекс:<text:line-break/>R-tree (как B-tree но 2-х мерный)</text:p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01cm" svg:y="1.4cm" presentation:class="title" presentation:user-transformed="true">
          <draw:text-box>
            <text:p>Обзор сервиса:</text:p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20:10:45.265892637</meta:creation-date>
    <meta:editing-duration>PT13M29S</meta:editing-duration>
    <meta:editing-cycles>5</meta:editing-cycles>
    <meta:generator>LibreOffice/6.4.7.2$Linux_X86_64 LibreOffice_project/40$Build-2</meta:generator>
    <dc:title>Blueprint Plans</dc:title>
    <dc:date>2021-12-26T20:34:26.235845190</dc:date>
    <meta:document-statistic meta:object-count="57"/>
  </office:meta>
</office:document-meta>
</file>